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189cm" fo:margin-left="-0.081cm" fo:margin-top="0cm" fo:margin-bottom="0cm" table:align="left" style:writing-mode="lr-tb"/>
    </style:style>
    <style:style style:name="Table1.A" style:family="table-column">
      <style:table-column-properties style:column-width="17.18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0.123cm" fo:keep-together="auto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er">
      <style:text-properties fo:color="#666666" loext:opacity="100%" style:font-name="Calibri1" fo:font-size="10pt" officeooo:rsid="002691d4" officeooo:paragraph-rsid="002691d4" style:font-size-asian="10pt" style:font-size-complex="10pt"/>
    </style:style>
    <style:style style:name="P2" style:family="paragraph" style:parent-style-name="Header">
      <style:text-properties fo:color="#666666" loext:opacity="100%" style:font-name="Calibri1" fo:font-size="10pt" officeooo:rsid="002691d4" officeooo:paragraph-rsid="00b930be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fo:color="#666666" loext:opacity="100%" officeooo:paragraph-rsid="0026ea71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1" style:font-weight-complex="bold"/>
    </style:style>
    <style:style style:name="P5" style:family="paragraph" style:parent-style-name="Standard">
      <style:text-properties style:font-name="Arial" fo:font-size="10pt" style:font-size-asian="10pt" style:font-name-complex="Arial1"/>
    </style:style>
    <style:style style:name="P6" style:family="paragraph" style:parent-style-name="Standard">
      <style:text-properties style:font-name="Arial" style:font-name-complex="Arial1" loext:padding="0cm" loext:border="0.51pt solid #000000" loext:shadow="none"/>
    </style:style>
    <style:style style:name="P7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style:font-name="Arial" fo:font-weight="bold" style:font-weight-asian="bold" style:font-name-complex="Arial1" style:font-weight-complex="bold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202eaf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b930be"/>
    </style:style>
    <style:style style:name="P11" style:family="paragraph" style:parent-style-name="Standard">
      <style:paragraph-properties fo:margin-top="0.423cm" fo:margin-bottom="0.353cm" style:contextual-spacing="false" fo:padding-left="0.141cm" fo:padding-right="0.141cm" fo:padding-top="0.247cm" fo:padding-bottom="0.035cm" fo:border="0.51pt solid #000000" style:shadow="none"/>
    </style:style>
    <style:style style:name="P12" style:family="paragraph" style:parent-style-name="Standard">
      <style:paragraph-properties fo:padding-left="0.141cm" fo:padding-right="0.141cm" fo:padding-top="0.247cm" fo:padding-bottom="0.035cm" fo:border="0.51pt solid #000000" style:shadow="none"/>
    </style:style>
    <style:style style:name="P13" style:family="paragraph" style:parent-style-name="Standard">
      <style:paragraph-properties fo:padding-left="0.141cm" fo:padding-right="0.141cm" fo:padding-top="0.247cm" fo:padding-bottom="0.035cm" fo:border="0.51pt solid #000000" style:shadow="none"/>
      <style:text-properties style:font-name="Arial" fo:font-size="10pt" fo:font-weight="bold" style:font-size-asian="10pt" style:font-weight-asian="bold" style:font-name-complex="Arial1" style:font-weight-complex="bold"/>
    </style:style>
    <style:style style:name="P14" style:family="paragraph" style:parent-style-name="Standard">
      <style:paragraph-properties fo:padding-left="0.141cm" fo:padding-right="0.141cm" fo:padding-top="0.247cm" fo:padding-bottom="0.035cm" fo:border="0.51pt solid #000000" style:shadow="none"/>
      <style:text-properties officeooo:paragraph-rsid="00ba37e4"/>
    </style:style>
    <style:style style:name="P15" style:family="paragraph" style:parent-style-name="Text_20_body">
      <style:paragraph-properties fo:line-height="115%" fo:orphans="0" fo:widows="0"/>
      <style:text-properties style:font-name="Arial" fo:font-size="8pt" fo:font-weight="bold" style:font-size-asian="8pt" style:font-weight-asian="bold" style:font-name-complex="Arial1" style:font-weight-complex="bold"/>
    </style:style>
    <style:style style:name="P16" style:family="paragraph" style:parent-style-name="Text_20_body">
      <style:paragraph-properties fo:line-height="115%" fo:text-align="center" style:justify-single-word="false" fo:orphans="0" fo:widows="0"/>
      <style:text-properties style:font-name="Arial" fo:font-size="8pt" fo:font-weight="bold" style:font-size-asian="8pt" style:font-weight-asian="bold" style:font-name-complex="Arial1" style:font-weight-complex="bold"/>
    </style:style>
    <style:style style:name="P17" style:family="paragraph" style:parent-style-name="Text_20_body">
      <style:paragraph-properties fo:margin-top="0cm" fo:margin-bottom="0.176cm" style:contextual-spacing="false" fo:line-height="115%" fo:text-align="justify" style:justify-single-word="false" fo:orphans="0" fo:widows="0"/>
      <style:text-properties style:font-name="Arial" fo:font-size="10pt" style:font-size-asian="10pt" style:font-name-complex="Arial1"/>
    </style:style>
    <style:style style:name="P18" style:family="paragraph" style:parent-style-name="Text_20_body">
      <style:paragraph-properties fo:margin-top="0cm" fo:margin-bottom="0.176cm" style:contextual-spacing="false" fo:line-height="115%" fo:text-align="justify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19" style:family="paragraph" style:parent-style-name="Title">
      <style:paragraph-properties fo:padding-left="0.141cm" fo:padding-right="1.094cm" fo:padding-top="0.035cm" fo:padding-bottom="0.035cm" fo:border="0.51pt solid #000000" style:shadow="none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1c4fc" officeooo:paragraph-rsid="0064c8d5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d4f33" officeooo:paragraph-rsid="00bd4f33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aca9d0" officeooo:paragraph-rsid="00ab485c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235308" officeooo:paragraph-rsid="00cef919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style:register-true="true">
        <style:tab-stops/>
      </style:paragraph-properties>
      <style:text-properties fo:font-size="12pt" officeooo:rsid="00d86005" officeooo:paragraph-rsid="00d86005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fo:font-weight="normal" officeooo:rsid="00ea5210" officeooo:paragraph-rsid="00ea521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color="#3465a4" loext:opacity="100%" fo:font-size="16pt" fo:font-weight="bold" officeooo:rsid="0020ee2e" officeooo:paragraph-rsid="001fc869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color="#3465a4" loext:opacity="100%" fo:font-size="16pt" fo:font-weight="bold" officeooo:rsid="0081e49c" officeooo:paragraph-rsid="00a259a4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d9a742" officeooo:paragraph-rsid="00d4e59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e456dc" officeooo:paragraph-rsid="00e456d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ea5210" officeooo:paragraph-rsid="00ea521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ed3e99"/>
    </style:style>
    <style:style style:name="P32" style:family="paragraph" style:parent-style-name="Standard" style:master-page-name="">
      <style:paragraph-properties fo:margin-top="0cm" fo:margin-bottom="0cm" style:contextual-spacing="false" fo:line-height="100%" style:page-number="auto" fo:break-before="page"/>
      <style:text-properties fo:color="#3465a4" loext:opacity="100%" fo:font-size="16pt" fo:font-weight="bold" officeooo:rsid="0020ee2e" officeooo:paragraph-rsid="001fc869" style:font-size-asian="16pt" style:font-weight-asian="bold" style:font-size-complex="16pt" style:font-weight-complex="bold"/>
    </style:style>
    <style:style style:name="P33" style:family="paragraph" style:parent-style-name="Subtitle" style:master-page-name="Standard">
      <style:paragraph-properties style:page-number="auto"/>
      <style:text-properties fo:language="en" fo:country="US"/>
    </style:style>
    <style:style style:name="P34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bd4f33" officeooo:paragraph-rsid="00d35c16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d4f33" officeooo:paragraph-rsid="00bd4f33" style:font-size-asian="12pt" style:font-size-complex="12pt"/>
    </style:style>
    <style:style style:name="P36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e0c8d1" officeooo:paragraph-rsid="00e7435c" style:font-size-asian="12pt" style:font-size-complex="12pt"/>
    </style:style>
    <style:style style:name="P37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e7435c" officeooo:paragraph-rsid="00e7435c" style:font-size-asian="12pt" style:font-size-complex="12pt"/>
    </style:style>
    <style:style style:name="P38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cef919" officeooo:paragraph-rsid="00cef919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fo:font-weight="normal" officeooo:rsid="00ea5210" officeooo:paragraph-rsid="00e11f6b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ea5210" officeooo:paragraph-rsid="00a259a4" style:font-size-asian="12pt" style:font-weight-asian="normal" style:font-size-complex="12pt" style:font-weight-complex="normal"/>
    </style:style>
    <style:style style:name="T1" style:family="text">
      <style:text-properties style:text-underline-style="none" style:font-name-complex="Arial1"/>
    </style:style>
    <style:style style:name="T2" style:family="text">
      <style:text-properties style:font-name="Arial" style:text-underline-style="none" style:font-name-complex="Arial1"/>
    </style:style>
    <style:style style:name="T3" style:family="text">
      <style:text-properties style:font-name="Arial" fo:font-size="10pt" fo:font-weight="bold" style:font-size-asian="10pt" style:font-weight-asian="bold" style:font-name-complex="Arial1" style:font-weight-complex="bold"/>
    </style:style>
    <style:style style:name="T4" style:family="text">
      <style:text-properties style:font-name="Arial" fo:font-size="10pt" style:text-underline-style="solid" style:text-underline-width="auto" style:text-underline-color="font-color" style:font-size-asian="10pt" style:font-name-complex="Arial1"/>
    </style:style>
    <style:style style:name="T5" style:family="text">
      <style:text-properties style:font-name="Arial" fo:font-size="10pt" style:text-underline-style="solid" style:text-underline-width="auto" style:text-underline-color="font-color" officeooo:rsid="00202eaf" style:font-size-asian="10pt" style:font-name-complex="Arial1"/>
    </style:style>
    <style:style style:name="T6" style:family="text">
      <style:text-properties style:font-name="Arial" fo:font-size="10pt" style:text-underline-style="solid" style:text-underline-width="auto" style:text-underline-color="font-color" officeooo:rsid="0020eb86" style:font-size-asian="10pt" style:font-name-complex="Arial1"/>
    </style:style>
    <style:style style:name="T7" style:family="text">
      <style:text-properties style:font-name="Arial" fo:font-size="10pt" style:text-underline-style="solid" style:text-underline-width="auto" style:text-underline-color="font-color" officeooo:rsid="0022c48f" style:font-size-asian="10pt" style:font-name-complex="Arial1"/>
    </style:style>
    <style:style style:name="T8" style:family="text">
      <style:text-properties style:font-name="Arial" fo:font-size="10pt" style:text-underline-style="solid" style:text-underline-width="auto" style:text-underline-color="font-color" officeooo:rsid="00d35c16" style:font-size-asian="10pt" style:font-name-complex="Arial1"/>
    </style:style>
    <style:style style:name="T9" style:family="text">
      <style:text-properties style:font-name="Arial" fo:font-size="10pt" style:text-underline-style="solid" style:text-underline-width="auto" style:text-underline-color="font-color" officeooo:rsid="00e4512d" style:font-size-asian="10pt" style:font-name-complex="Arial1"/>
    </style:style>
    <style:style style:name="T10" style:family="text">
      <style:text-properties style:font-name="Arial" fo:font-size="10pt" style:text-underline-style="solid" style:text-underline-width="auto" style:text-underline-color="font-color" officeooo:rsid="00f15dae" style:font-size-asian="10pt" style:font-name-complex="Arial1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weight-complex="bold"/>
    </style:style>
    <style:style style:name="T12" style:family="text">
      <style:text-properties style:font-name="Arial" fo:font-size="10pt" style:text-underline-style="solid" style:text-underline-width="auto" style:text-underline-color="font-color" fo:font-weight="bold" officeooo:rsid="0020eb86" style:font-size-asian="10pt" style:font-weight-asian="bold" style:font-name-complex="Arial1" style:font-weight-complex="bold"/>
    </style:style>
    <style:style style:name="T13" style:family="text">
      <style:text-properties style:font-name="Arial" fo:font-size="10pt" style:text-underline-style="solid" style:text-underline-width="auto" style:text-underline-color="font-color" fo:font-weight="normal" officeooo:rsid="0020eb86" style:font-size-asian="10pt" style:font-weight-asian="normal" style:font-name-complex="Arial1" style:font-weight-complex="normal"/>
    </style:style>
    <style:style style:name="T14" style:family="text">
      <style:text-properties style:font-name="Arial" fo:font-size="10pt" style:font-size-asian="10pt" style:font-name-complex="Arial1"/>
    </style:style>
    <style:style style:name="T15" style:family="text">
      <style:text-properties style:font-name="Arial" style:text-underline-style="solid" style:text-underline-width="auto" style:text-underline-color="font-color" style:font-name-complex="Arial1"/>
    </style:style>
    <style:style style:name="T16" style:family="text">
      <style:text-properties style:font-name="Calibri1" fo:font-size="10pt" style:text-underline-style="none" officeooo:rsid="002691d4" style:font-size-asian="10pt" style:font-name-complex="Arial1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size-complex="10pt" style:font-weight-complex="bold"/>
    </style:style>
    <style:style style:name="T19" style:family="text">
      <style:text-properties style:font-size-complex="10pt"/>
    </style:style>
    <style:style style:name="T20" style:family="text">
      <style:text-properties officeooo:rsid="00d35c16"/>
    </style:style>
    <style:style style:name="T21" style:family="text">
      <style:text-properties officeooo:rsid="00e0c8d1"/>
    </style:style>
    <style:style style:name="T22" style:family="text">
      <style:text-properties officeooo:rsid="00e73212"/>
    </style:style>
    <style:style style:name="T23" style:family="text">
      <style:text-properties officeooo:rsid="00e7435c"/>
    </style:style>
    <style:style style:name="T24" style:family="text">
      <style:text-properties officeooo:rsid="00e90249"/>
    </style:style>
    <style:style style:name="T25" style:family="text">
      <style:text-properties officeooo:rsid="00ea5210"/>
    </style:style>
    <style:style style:name="T26" style:family="text">
      <style:text-properties fo:font-size="12pt" fo:font-weight="normal" officeooo:rsid="00ec1115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ef4b14" style:font-size-asian="12pt" style:font-weight-asian="normal" style:font-size-complex="12pt" style:font-weight-complex="normal"/>
    </style:style>
    <style:style style:name="T28" style:family="text">
      <style:text-properties officeooo:rsid="00f477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9">LETTERKENNY INSTITUTE OF TECHNOLOGY</text:p>
      <text:p text:style-name="P19"/>
      <text:p text:style-name="P19">ASSIGNMENT COVER SHEET</text:p>
      <text:p text:style-name="P4"/>
      <text:p text:style-name="P10"><text:span text:style-name="T3">Lecturer’s Name: <text:s/></text:span><text:span text:style-name="T4"><text:s text:c="10"/>Ruth Lennon</text:span><text:span text:style-name="T5"> <text:s text:c="5"/></text:span><text:span text:style-name="T4"><text:s text:c="38"/><text:tab/> <text:tab/><text:tab/><text:tab/> <text:s text:c="3"/></text:span><text:span text:style-name="T11"><text:tab/></text:span></text:p>
      <text:p text:style-name="P9"><text:span text:style-name="T3">Assessment Title: <text:s/></text:span><text:span text:style-name="T4"><text:s text:c="2"/>OOPR For Server Admin <text:s text:c="2"/><text:tab/><text:tab/><text:tab/><text:tab/> <text:s text:c="15"/><text:tab/><text:tab/></text:span><text:span text:style-name="T11"><text:tab/></text:span></text:p>
      <text:p text:style-name="P10"><text:span text:style-name="T3">Work to be submitted to: <text:s/></text:span><text:span text:style-name="T4"><text:s text:c="3"/>Ruth Lennon</text:span><text:span text:style-name="T5"> <text:s text:c="24"/></text:span><text:span text:style-name="T4"><text:tab/><text:tab/><text:tab/><text:tab/><text:tab/> <text:s text:c="12"/></text:span></text:p>
      <text:p text:style-name="P7"><text:span text:style-name="T3">Date for submission of work: <text:s/></text:span><text:span text:style-name="T4"><text:s text:c="3"/></text:span><text:span text:style-name="T8">30</text:span><text:span text:style-name="T5">/11/2021</text:span><text:span text:style-name="T4"><text:tab/><text:tab/> <text:s text:c="15"/><text:tab/><text:tab/><text:tab/><text:tab/> <text:s text:c="12"/></text:span></text:p>
      <text:p text:style-name="P7"><text:span text:style-name="T3">Place and time for submitting work: <text:s/></text:span><text:span text:style-name="T4"><text:s text:c="4"/>Blackboard as per submission link <text:s text:c="7"/><text:tab/><text:tab/> <text:s text:c="24"/></text:span></text:p>
      <text:p text:style-name="P8"/>
      <text:p text:style-name="P5"/>
      <text:p text:style-name="P5">To be completed by the Student</text:p>
      <text:p text:style-name="P11"><text:span text:style-name="T3">Student’s Name: <text:s/></text:span><text:span text:style-name="T4"><text:s text:c="3"/></text:span><text:span text:style-name="T13">Luis Gonzalez </text:span><text:span text:style-name="T12"><text:s text:c="110"/></text:span><text:span text:style-name="T3"><text:s text:c="47"/></text:span></text:p>
      <text:p text:style-name="P14"><text:span text:style-name="T3">Class: </text:span><text:span text:style-name="T11"><text:s/></text:span><text:span text:style-name="T4"><text:s text:c="3"/>OOPR For Server Admin<text:tab/> <text:s text:c="15"/><text:tab/></text:span><text:span text:style-name="T15"><text:tab/><text:tab/></text:span><text:span text:style-name="T11"><text:tab/> <text:s text:c="37"/></text:span><text:span text:style-name="T3"><text:s text:c="236"/></text:span></text:p>
      <text:p text:style-name="P14"><text:span text:style-name="T3">Subject/Module: <text:s/></text:span><text:span text:style-name="T4"><text:s text:c="4"/>OOPR For Server Admin <text:s text:c="15"/><text:tab/> <text:tab/> <text:s text:c="63"/></text:span></text:p>
      <text:p text:style-name="P12"><text:span text:style-name="T3">Word Count (where applicable): <text:s/></text:span><text:span text:style-name="T4"><text:s text:c="19"/>N/A <text:s text:c="85"/></text:span></text:p>
      <text:p text:style-name="P13">I confirm that the work submitted has been produced solely through my own efforts. </text:p>
      <text:p text:style-name="P12"><text:span text:style-name="T3">Student’s signature: <text:s/></text:span><text:span text:style-name="T4"><text:s text:c="3"/></text:span><text:span text:style-name="T6">Luis Gonzalez <text:s text:c="17"/></text:span><text:span text:style-name="T4"><text:s/></text:span><text:span text:style-name="T14"><text:s text:c="14"/></text:span><text:span text:style-name="T3">Date: </text:span><text:span text:style-name="T4"><text:s text:c="5"/></text:span><text:span text:style-name="T10">05</text:span><text:span text:style-name="T7">/</text:span><text:span text:style-name="T9">12</text:span><text:span text:style-name="T7">/2021</text:span><text:span text:style-name="T4"><text:tab/><text:tab/><text:tab/> <text:s text:c="11"/></text:span><text:span text:style-name="T3"><text:s/></text:span><text:span text:style-name="T14"><text:s text:c="31"/></text:span><text:span text:style-name="T3"><text:s text:c="2"/></text:span><text:span text:style-name="T4"><text:s text:c="29"/></text:span>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Notes</text:p>
            <text:p text:style-name="P18"><text:span text:style-name="T17">Penalties: <text:s/></text:span>The total marks available for an assessment is reduced by 15% for work submitted up to one week late. <text:s/>The total marks available are reduced by 30% for work up to two weeks<text:bookmark text:name="_GoBack"/> late. <text:s/>Assessment work received more than two weeks late will receive a mark of zero. <text:s/>[Incidents of alleged plagiarism and cheating are dealt with in accordance with the Institute’s Assessment Regulations.]</text:p>
            <text:p text:style-name="P18"><text:span text:style-name="T17">Plagiarism: <text:s/></text:span>Presenting the ideas etc. of someone else without proper acknowledgement (see section L1 paragraph 8). </text:p>
            <text:p text:style-name="P18"><text:span text:style-name="T17">Cheating:</text:span> <text:s/>The use of unauthorised material in a test, exam etc., unauthorised access to test matter, unauthorised collusion, dishonest behaviour in respect of assessments, and deliberate plagiarism (see section L1 paragraph 8).</text:p>
            <text:p text:style-name="P17"><text:span text:style-name="T18">Continuous Assessment:</text:span><text:span text:style-name="T19"> <text:s/>For students repeating an examination, marks awarded for continuous assessment, shall normally be carried forward from the original examination to the repeat examination.</text:span></text:p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</table:table-row>
      </table:table>
      <text:p text:style-name="Standard"/>
      <text:p text:style-name="P32">Aims/Description</text:p>
      <text:p text:style-name="P21">As per Assignment Question:</text:p>
      <text:p text:style-name="P21"/>
      <text:p text:style-name="P21">Write a Python script to determine which ports are open and display the</text:p>
      <text:p text:style-name="P21">information in a tidy format. Where port 22 is shown as open display the word</text:p>
      <text:p text:style-name="P21">“SSH” where port 80 is shown as open display the word “HTTP”. Take screenshots</text:p>
      <text:p text:style-name="P21">of the code running on your system. Save them to a file named</text:p>
      <text:p text:style-name="P21">L0012345_Q4_File_1 where L0012345 is replace by your own L number. Save the</text:p>
      <text:p text:style-name="P21">script as L0012345_Q4_File_2</text:p>
      <text:p text:style-name="P24"/>
      <text:p text:style-name="P26">Results</text:p>
      <text:p text:style-name="P22"/>
      <text:list xml:id="list3460359727" text:style-name="L1">
        <text:list-item>
          <text:p text:style-name="P34"><text:span text:style-name="T20">L</text:span></text:p>
        </text:list-item>
        <text:list-item>
          <text:p text:style-name="P36">P</text:p>
        </text:list-item>
        <text:list-item>
          <text:p text:style-name="P37">P</text:p>
        </text:list-item>
        <text:list-item>
          <text:p text:style-name="P38">Current file, <text:span text:style-name="T21">script and PyCharm project</text:span> w<text:span text:style-name="T21">ere</text:span> uploaded to Student’s GitHub Repository into OOPRAssignment_Q<text:span text:style-name="T28">4</text:span></text:p>
          <text:p text:style-name="P38"><text:a xlink:type="simple" xlink:href="https://github.com/L00170299/OOPRForServerAdmin" text:style-name="Internet_20_link" text:visited-style-name="Visited_20_Internet_20_Link">https://github.com/L00170299/OOPRForServerAdmin</text:a></text:p>
        </text:list-item>
      </text:list>
      <text:p text:style-name="P23"/>
      <text:p text:style-name="P26">Conclusions</text:p>
      <text:p text:style-name="P2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Appendix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E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E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Standard" style:next-style-name="Standard" style:default-outline-level="" style:class="chapter">
      <style:text-properties fo:color="#5b9bd5" loext:opacity="100%" style:font-name="Calibri Light" fo:font-family="'Calibri Light'" style:font-family-generic="roman" style:font-pitch="variable" fo:font-size="12pt" fo:letter-spacing="0.026cm" fo:font-style="italic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left="0cm" fo:margin-right="0.924cm" fo:margin-top="0cm" fo:margin-bottom="0cm" style:contextual-spacing="false" fo:line-height="100%" fo:text-align="center" style:justify-single-word="false" fo:text-indent="0cm" style:auto-text-indent="false"/>
      <style:text-properties style:font-name="Trebuchet MS" fo:font-family="'Trebuchet MS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fo:color="#5b9bd5" loext:opacity="100%" style:font-name="Calibri Light" fo:font-family="'Calibri Light'" style:font-family-generic="roman" style:font-pitch="variable" fo:font-size="12pt" fo:letter-spacing="0.026cm" fo:font-style="italic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_20_Char" style:display-name="Title Char" style:family="text" style:parent-style-name="Default_20_Paragraph_20_Font">
      <style:text-properties style:font-name="Trebuchet MS" fo:font-family="'Trebuchet MS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10pt" officeooo:rsid="002691d4" officeooo:paragraph-rsid="002691d4" style:font-size-asian="10pt" style:font-size-complex="10pt"/>
    </style:style>
    <style:style style:name="MP2" style:family="paragraph" style:parent-style-name="Header">
      <style:text-properties fo:color="#666666" loext:opacity="100%" style:font-name="Calibri1" fo:font-size="10pt" officeooo:rsid="002691d4" officeooo:paragraph-rsid="00b930be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fo:color="#666666" loext:opacity="100%" officeooo:paragraph-rsid="0026ea71"/>
    </style:style>
    <style:style style:name="MT1" style:family="text">
      <style:text-properties style:text-underline-style="none" style:font-name-complex="Arial1"/>
    </style:style>
    <style:style style:name="MT2" style:family="text">
      <style:text-properties style:font-name="Arial" style:text-underline-style="none" style:font-name-complex="Arial1"/>
    </style:style>
    <style:style style:name="MT3" style:family="text">
      <style:text-properties style:font-name="Calibri1" fo:font-size="10pt" style:text-underline-style="none" officeooo:rsid="002691d4" style:font-size-asian="10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Luis Gonzalez, L00170299 <text:tab/><text:tab/><text:span text:style-name="MT1">OOPR For Server Admin</text:span></text:p>
      </style:header>
      <style:header-first>
        <text:p text:style-name="MP2">Luis Gonzalez, L00170299 <text:tab/><text:tab/><text:span text:style-name="MT1"> </text:span><text:span text:style-name="MT2">OOPR For Server Admin</text:span></text:p>
      </style:header-first>
      <style:footer>
        <text:p text:style-name="MP3"><text:page-number text:select-page="current">3</text:page-number><text:tab/><text:span text:style-name="MT3">LYIT 2021/2022</text:span></text:p>
      </style:footer>
      <style:footer-first>
        <text:p text:style-name="MP3"><text:page-number text:select-page="current">1</text:page-number><text:tab/><text:span text:style-name="MT3">LYIT 2021/2022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non Ruth</meta:initial-creator>
    <meta:editing-cycles>150</meta:editing-cycles>
    <meta:creation-date>2018-03-02T22:01:00</meta:creation-date>
    <dc:date>2021-12-05T16:34:27.062548568</dc:date>
    <meta:editing-duration>PT14H15M59S</meta:editing-duration>
    <meta:generator>LibreOffice/7.0.6.2$Linux_X86_64 LibreOffice_project/00$Build-2</meta:generator>
    <meta:document-statistic meta:table-count="1" meta:image-count="0" meta:object-count="0" meta:page-count="3" meta:paragraph-count="39" meta:word-count="345" meta:character-count="3243" meta:non-whitespace-character-count="1933"/>
    <meta:user-defined meta:name="AppVersion">15.0000</meta:user-defined>
    <meta:user-defined meta:name="Company">LYIT</meta:user-defined>
    <meta:template xlink:type="simple" xlink:actuate="onRequest" xlink:title="Normal.dotm" xlink:href=""/>
  </office:meta>
</office:document-meta>
</file>